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54pt" officeooo:rsid="00100137" officeooo:paragraph-rsid="00100137" style:font-size-asian="47.25pt" style:font-size-complex="54pt"/>
    </style:style>
    <style:style style:name="P3" style:family="paragraph" style:parent-style-name="Standard">
      <style:paragraph-properties fo:text-align="center" style:justify-single-word="false"/>
      <style:text-properties fo:font-size="28pt" officeooo:rsid="00100137" officeooo:paragraph-rsid="00100137" style:font-size-asian="24.5pt" style:font-size-complex="28pt"/>
    </style:style>
    <style:style style:name="P4" style:family="paragraph" style:parent-style-name="Standard">
      <style:paragraph-properties fo:text-align="center" style:justify-single-word="false"/>
      <style:text-properties fo:font-size="32pt" officeooo:rsid="00100137" officeooo:paragraph-rsid="00100137" style:font-size-asian="28pt" style:font-size-complex="32pt"/>
    </style:style>
    <style:style style:name="P5" style:family="paragraph" style:parent-style-name="Standard">
      <style:paragraph-properties fo:text-align="center" style:justify-single-word="false"/>
      <style:text-properties fo:font-size="36pt" officeooo:rsid="00156373" officeooo:paragraph-rsid="00156373" style:font-size-asian="31.5pt" style:font-size-complex="36pt"/>
    </style:style>
    <style:style style:name="P6" style:family="paragraph" style:parent-style-name="Standard">
      <style:paragraph-properties fo:text-align="center" style:justify-single-word="false"/>
      <style:text-properties fo:font-size="36pt" fo:font-style="normal" fo:font-weight="normal" officeooo:rsid="00156373" officeooo:paragraph-rsid="00235ead" style:font-size-asian="31.5pt" style:font-style-asian="normal" style:font-weight-asian="normal" style:font-size-complex="36pt" style:font-style-complex="normal" style:font-weight-complex="normal"/>
    </style:style>
    <style:style style:name="P7" style:family="paragraph" style:parent-style-name="Standard">
      <style:paragraph-properties fo:text-align="center" style:justify-single-word="false"/>
      <style:text-properties fo:font-size="36pt" fo:font-style="normal" fo:font-weight="normal" officeooo:rsid="00156373" officeooo:paragraph-rsid="004455cf" style:font-size-asian="31.5pt" style:font-style-asian="normal" style:font-weight-asian="normal" style:font-size-complex="36pt" style:font-style-complex="normal" style:font-weight-complex="normal"/>
    </style:style>
    <style:style style:name="P8" style:family="paragraph" style:parent-style-name="Standard">
      <style:paragraph-properties fo:text-align="center" style:justify-single-word="false"/>
      <style:text-properties fo:font-size="36pt" fo:font-style="normal" fo:font-weight="normal" officeooo:rsid="00156373" officeooo:paragraph-rsid="00466834" style:font-size-asian="31.5pt" style:font-style-asian="normal" style:font-weight-asian="normal" style:font-size-complex="36pt" style:font-style-complex="normal" style:font-weight-complex="normal"/>
    </style:style>
    <style:style style:name="P9" style:family="paragraph" style:parent-style-name="Standard">
      <style:paragraph-properties fo:text-align="center" style:justify-single-word="false"/>
      <style:text-properties fo:font-size="36pt" fo:font-style="normal" fo:font-weight="bold" officeooo:rsid="002f934f" officeooo:paragraph-rsid="003d7e23" style:font-size-asian="36pt" style:font-style-asian="normal" style:font-weight-asian="bold" style:font-size-complex="36pt" style:font-style-complex="normal" style:font-weight-complex="bold"/>
    </style:style>
    <style:style style:name="P10" style:family="paragraph" style:parent-style-name="Standard">
      <style:paragraph-properties fo:text-align="center" style:justify-single-word="false"/>
      <style:text-properties fo:font-size="36pt" officeooo:rsid="00156373" officeooo:paragraph-rsid="003d7e23" style:font-size-asian="36pt" style:font-size-complex="36pt"/>
    </style:style>
    <style:style style:name="P11" style:family="paragraph" style:parent-style-name="Standard">
      <style:paragraph-properties fo:text-align="center" style:justify-single-word="false"/>
      <style:text-properties officeooo:rsid="001110f9" officeooo:paragraph-rsid="00100137"/>
    </style:style>
    <style:style style:name="P12" style:family="paragraph" style:parent-style-name="Standard">
      <style:paragraph-properties fo:text-align="center" style:justify-single-word="false" fo:break-before="page"/>
      <style:text-properties fo:font-size="28pt" officeooo:rsid="00100137" officeooo:paragraph-rsid="00100137" style:font-size-asian="24.5pt" style:font-size-complex="28pt"/>
    </style:style>
    <style:style style:name="P13" style:family="paragraph" style:parent-style-name="Standard">
      <style:paragraph-properties fo:text-align="center" style:justify-single-word="false" fo:break-before="page"/>
      <style:text-properties fo:font-size="36pt" fo:font-style="normal" fo:font-weight="normal" officeooo:rsid="00156373" officeooo:paragraph-rsid="00235ead" style:font-size-asian="31.5pt" style:font-style-asian="normal" style:font-weight-asian="normal" style:font-size-complex="36pt" style:font-style-complex="normal" style:font-weight-complex="normal"/>
    </style:style>
    <style:style style:name="P14" style:family="paragraph" style:parent-style-name="Standard">
      <style:paragraph-properties fo:text-align="center" style:justify-single-word="false" fo:break-before="page"/>
      <style:text-properties fo:font-size="36pt" fo:font-style="normal" fo:font-weight="normal" officeooo:rsid="00156373" officeooo:paragraph-rsid="004455cf" style:font-size-asian="31.5pt" style:font-style-asian="normal" style:font-weight-asian="normal" style:font-size-complex="36pt" style:font-style-complex="normal" style:font-weight-complex="normal"/>
    </style:style>
    <style:style style:name="P15" style:family="paragraph" style:parent-style-name="Standard">
      <style:paragraph-properties fo:text-align="center" style:justify-single-word="false" fo:break-before="page"/>
      <style:text-properties fo:font-size="36pt" fo:font-style="normal" fo:font-weight="normal" officeooo:rsid="00156373" officeooo:paragraph-rsid="00466834" style:font-size-asian="31.5pt" style:font-style-asian="normal" style:font-weight-asian="normal" style:font-size-complex="36pt" style:font-style-complex="normal" style:font-weight-complex="normal"/>
    </style:style>
    <style:style style:name="P16" style:family="paragraph" style:parent-style-name="Standard">
      <style:paragraph-properties fo:text-align="center" style:justify-single-word="false" fo:break-before="page"/>
      <style:text-properties fo:font-size="36pt" fo:font-style="normal" fo:font-weight="bold" officeooo:rsid="002f934f" officeooo:paragraph-rsid="003d7e23" style:font-size-asian="36pt" style:font-style-asian="normal" style:font-weight-asian="bold" style:font-size-complex="36pt" style:font-style-complex="normal" style:font-weight-complex="bold"/>
    </style:style>
    <style:style style:name="P17" style:family="paragraph" style:parent-style-name="Text_20_body">
      <style:text-properties officeooo:paragraph-rsid="0012336f"/>
    </style:style>
    <style:style style:name="P18" style:family="paragraph" style:parent-style-name="Text_20_body">
      <style:text-properties officeooo:rsid="00138a7f" officeooo:paragraph-rsid="00138a7f"/>
    </style:style>
    <style:style style:name="P19" style:family="paragraph" style:parent-style-name="Text_20_body">
      <style:text-properties officeooo:paragraph-rsid="00156373"/>
    </style:style>
    <style:style style:name="P20" style:family="paragraph" style:parent-style-name="Text_20_body">
      <style:text-properties officeooo:paragraph-rsid="0018d3b6"/>
    </style:style>
    <style:style style:name="P21" style:family="paragraph" style:parent-style-name="Text_20_body">
      <style:paragraph-properties fo:text-align="start" style:justify-single-word="false"/>
      <style:text-properties fo:font-size="12pt" fo:font-style="normal" fo:font-weight="normal" officeooo:rsid="00138a7f" officeooo:paragraph-rsid="00138a7f"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fo:font-size="12pt" fo:font-style="normal" fo:font-weight="normal" officeooo:rsid="00138a7f" officeooo:paragraph-rsid="00156373"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fo:font-size="12pt" fo:font-style="normal" fo:font-weight="normal" officeooo:rsid="00138a7f" officeooo:paragraph-rsid="0018d3b6" style:font-size-asian="10.5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fo:font-weight="normal" officeooo:rsid="0018d3b6" officeooo:paragraph-rsid="00219fbf"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start" style:justify-single-word="false"/>
      <style:text-properties fo:font-size="12pt" fo:font-style="normal" fo:font-weight="normal" officeooo:rsid="001a93de" officeooo:paragraph-rsid="001a93de" style:font-size-asian="10.5pt" style:font-style-asian="normal" style:font-weight-asian="normal" style:font-size-complex="12pt" style:font-style-complex="normal" style:font-weight-complex="normal"/>
    </style:style>
    <style:style style:name="P26" style:family="paragraph" style:parent-style-name="Text_20_body">
      <style:text-properties officeooo:rsid="00219fbf" officeooo:paragraph-rsid="00219fbf"/>
    </style:style>
    <style:style style:name="P27" style:family="paragraph" style:parent-style-name="Text_20_body">
      <style:paragraph-properties fo:text-align="start" style:justify-single-word="false"/>
      <style:text-properties fo:font-size="16.1000003814697pt" fo:font-style="normal" fo:font-weight="normal" officeooo:rsid="00271895" officeooo:paragraph-rsid="00271895" style:font-size-asian="16.1000003814697pt" style:font-style-asian="normal" style:font-weight-asian="normal" style:font-size-complex="16.1000003814697pt" style:font-style-complex="normal" style:font-weight-complex="normal"/>
    </style:style>
    <style:style style:name="P28" style:family="paragraph" style:parent-style-name="Text_20_body">
      <style:paragraph-properties fo:text-align="start" style:justify-single-word="false"/>
      <style:text-properties fo:font-size="16.1000003814697pt" fo:font-style="normal" fo:font-weight="normal" officeooo:rsid="00279176" officeooo:paragraph-rsid="00279176" style:font-size-asian="16.1000003814697pt" style:font-style-asian="normal" style:font-weight-asian="normal" style:font-size-complex="16.1000003814697pt" style:font-style-complex="normal" style:font-weight-complex="normal"/>
    </style:style>
    <style:style style:name="P29" style:family="paragraph" style:parent-style-name="Text_20_body">
      <style:paragraph-properties fo:text-align="start" style:justify-single-word="false"/>
      <style:text-properties fo:font-size="16.1000003814697pt" fo:font-style="normal" fo:font-weight="normal" officeooo:rsid="00294494" officeooo:paragraph-rsid="00294494" style:font-size-asian="16.1000003814697pt" style:font-style-asian="normal" style:font-weight-asian="normal" style:font-size-complex="16.1000003814697pt" style:font-style-complex="normal" style:font-weight-complex="normal"/>
    </style:style>
    <style:style style:name="P30" style:family="paragraph" style:parent-style-name="Text_20_body">
      <style:paragraph-properties fo:text-align="start" style:justify-single-word="false"/>
      <style:text-properties fo:font-size="16.1000003814697pt" fo:font-style="normal" fo:font-weight="normal" officeooo:rsid="00299814" officeooo:paragraph-rsid="00299814" style:font-size-asian="16.1000003814697pt" style:font-style-asian="normal" style:font-weight-asian="normal" style:font-size-complex="16.1000003814697pt" style:font-style-complex="normal" style:font-weight-complex="normal"/>
    </style:style>
    <style:style style:name="P31" style:family="paragraph" style:parent-style-name="Text_20_body">
      <style:paragraph-properties fo:text-align="start" style:justify-single-word="false"/>
      <style:text-properties fo:font-size="16.1000003814697pt" fo:font-style="normal" fo:font-weight="normal" officeooo:rsid="002a402d" officeooo:paragraph-rsid="002a402d" style:font-size-asian="16.1000003814697pt" style:font-style-asian="normal" style:font-weight-asian="normal" style:font-size-complex="16.1000003814697pt" style:font-style-complex="normal" style:font-weight-complex="normal"/>
    </style:style>
    <style:style style:name="P32" style:family="paragraph" style:parent-style-name="Text_20_body">
      <style:paragraph-properties fo:text-align="start" style:justify-single-word="false"/>
      <style:text-properties fo:font-size="16.1000003814697pt" fo:font-style="normal" fo:font-weight="normal" officeooo:rsid="002a402d" officeooo:paragraph-rsid="002f934f" style:font-size-asian="16.1000003814697pt" style:font-style-asian="normal" style:font-weight-asian="normal" style:font-size-complex="16.1000003814697pt" style:font-style-complex="normal" style:font-weight-complex="normal"/>
    </style:style>
    <style:style style:name="P33" style:family="paragraph" style:parent-style-name="Text_20_body">
      <style:paragraph-properties fo:text-align="start" style:justify-single-word="false"/>
      <style:text-properties fo:font-size="16.1000003814697pt" fo:font-style="normal" fo:font-weight="normal" officeooo:rsid="002ff398" officeooo:paragraph-rsid="002ff398" style:font-size-asian="16.1000003814697pt" style:font-style-asian="normal" style:font-weight-asian="normal" style:font-size-complex="16.1000003814697pt" style:font-style-complex="normal" style:font-weight-complex="normal"/>
    </style:style>
    <style:style style:name="P34" style:family="paragraph" style:parent-style-name="Text_20_body">
      <style:paragraph-properties fo:text-align="start" style:justify-single-word="false"/>
      <style:text-properties fo:font-size="16.1000003814697pt" fo:font-style="normal" fo:font-weight="normal" officeooo:rsid="00300f7e" officeooo:paragraph-rsid="00300f7e" style:font-size-asian="16.1000003814697pt" style:font-style-asian="normal" style:font-weight-asian="normal" style:font-size-complex="16.1000003814697pt" style:font-style-complex="normal" style:font-weight-complex="normal"/>
    </style:style>
    <style:style style:name="P35" style:family="paragraph" style:parent-style-name="Text_20_body">
      <style:paragraph-properties fo:text-align="start" style:justify-single-word="false"/>
      <style:text-properties fo:font-size="16.1000003814697pt" fo:font-style="normal" fo:font-weight="normal" officeooo:rsid="003f4876" officeooo:paragraph-rsid="003f4876" style:font-size-asian="16.1000003814697pt" style:font-style-asian="normal" style:font-weight-asian="normal" style:font-size-complex="16.1000003814697pt" style:font-style-complex="normal" style:font-weight-complex="normal"/>
    </style:style>
    <style:style style:name="P36" style:family="paragraph" style:parent-style-name="Text_20_body">
      <style:paragraph-properties fo:text-align="start" style:justify-single-word="false"/>
      <style:text-properties fo:font-size="16.1000003814697pt" fo:font-style="normal" fo:font-weight="normal" officeooo:rsid="00466834" officeooo:paragraph-rsid="00466834" style:font-size-asian="16.1000003814697pt" style:font-style-asian="normal" style:font-weight-asian="normal" style:font-size-complex="16.1000003814697pt" style:font-style-complex="normal" style:font-weight-complex="normal"/>
    </style:style>
    <style:style style:name="P37" style:family="paragraph" style:parent-style-name="Text_20_body">
      <style:paragraph-properties fo:text-align="start" style:justify-single-word="false"/>
      <style:text-properties fo:font-size="16.1000003814697pt" fo:font-style="normal" fo:font-weight="normal" officeooo:rsid="00466b98" officeooo:paragraph-rsid="00466b98" style:font-size-asian="16.1000003814697pt" style:font-style-asian="normal" style:font-weight-asian="normal" style:font-size-complex="16.1000003814697pt" style:font-style-complex="normal" style:font-weight-complex="normal"/>
    </style:style>
    <style:style style:name="P38" style:family="paragraph" style:parent-style-name="Text_20_body">
      <style:paragraph-properties fo:text-align="start" style:justify-single-word="false"/>
      <style:text-properties fo:font-size="16.1000003814697pt" fo:font-style="normal" fo:font-weight="normal" officeooo:rsid="00473dc5" officeooo:paragraph-rsid="00473dc5" style:font-size-asian="16.1000003814697pt" style:font-style-asian="normal" style:font-weight-asian="normal" style:font-size-complex="16.1000003814697pt" style:font-style-complex="normal" style:font-weight-complex="normal"/>
    </style:style>
    <style:style style:name="P39" style:family="paragraph" style:parent-style-name="Text_20_body">
      <style:paragraph-properties fo:text-align="start" style:justify-single-word="false"/>
      <style:text-properties fo:font-size="16.1000003814697pt" fo:font-style="normal" fo:font-weight="normal" officeooo:rsid="004a7393" officeooo:paragraph-rsid="004a7393" style:font-size-asian="16.1000003814697pt" style:font-style-asian="normal" style:font-weight-asian="normal" style:font-size-complex="16.1000003814697pt" style:font-style-complex="normal" style:font-weight-complex="normal"/>
    </style:style>
    <style:style style:name="P40" style:family="paragraph" style:parent-style-name="Text_20_body">
      <style:paragraph-properties fo:text-align="start" style:justify-single-word="false"/>
      <style:text-properties fo:font-size="16.1000003814697pt" fo:font-weight="normal" officeooo:rsid="00414b75" officeooo:paragraph-rsid="00414b75" style:font-size-asian="14.0500001907349pt" style:font-weight-asian="normal" style:font-size-complex="16.1000003814697pt" style:font-weight-complex="normal"/>
    </style:style>
    <style:style style:name="P41" style:family="paragraph" style:parent-style-name="Text_20_body">
      <style:text-properties officeooo:rsid="00279176" officeooo:paragraph-rsid="00279176"/>
    </style:style>
    <style:style style:name="P42" style:family="paragraph" style:parent-style-name="Text_20_body">
      <style:text-properties officeooo:paragraph-rsid="002ff398"/>
    </style:style>
    <style:style style:name="P43" style:family="paragraph" style:parent-style-name="Text_20_body">
      <style:text-properties officeooo:rsid="003fe7ad" officeooo:paragraph-rsid="003fe7ad"/>
    </style:style>
    <style:style style:name="P44" style:family="paragraph" style:parent-style-name="Text_20_body">
      <style:paragraph-properties fo:text-align="start" style:justify-single-word="false"/>
      <style:text-properties fo:font-size="18pt" fo:font-weight="bold" officeooo:rsid="003fe7ad" officeooo:paragraph-rsid="003fe7ad" style:font-size-asian="18pt" style:font-weight-asian="bold" style:font-size-complex="18pt" style:font-weight-complex="bold"/>
    </style:style>
    <style:style style:name="P45" style:family="paragraph" style:parent-style-name="Text_20_body">
      <style:paragraph-properties fo:text-align="start" style:justify-single-word="false"/>
      <style:text-properties fo:font-size="14.1000003814697pt" fo:font-weight="bold" officeooo:rsid="00414b75" officeooo:paragraph-rsid="00414b75" style:font-size-asian="14.1000003814697pt" style:font-weight-asian="bold" style:font-size-complex="14.1000003814697pt" style:font-weight-complex="bold"/>
    </style:style>
    <style:style style:name="P46" style:family="paragraph" style:parent-style-name="Text_20_body">
      <style:paragraph-properties fo:text-align="start" style:justify-single-word="false"/>
      <style:text-properties fo:font-size="13.3000001907349pt" fo:font-weight="bold" officeooo:rsid="00414b75" officeooo:paragraph-rsid="00414b75" style:font-size-asian="11.6000003814697pt" style:font-weight-asian="bold" style:font-size-complex="13.3000001907349pt" style:font-weight-complex="bold"/>
    </style:style>
    <style:style style:name="P47" style:family="paragraph" style:parent-style-name="Text_20_body">
      <style:paragraph-properties fo:text-align="start" style:justify-single-word="false"/>
      <style:text-properties officeooo:paragraph-rsid="00498238"/>
    </style:style>
    <style:style style:name="P48" style:family="paragraph" style:parent-style-name="Heading_20_2">
      <style:text-properties officeooo:rsid="001110f9" officeooo:paragraph-rsid="001110f9"/>
    </style:style>
    <style:style style:name="P49" style:family="paragraph" style:parent-style-name="Heading_20_2">
      <style:paragraph-properties fo:break-before="page"/>
      <style:text-properties officeooo:paragraph-rsid="0026f823"/>
    </style:style>
    <style:style style:name="P50" style:family="paragraph" style:parent-style-name="Heading_20_2">
      <style:paragraph-properties fo:break-before="page"/>
      <style:text-properties officeooo:rsid="002ff398" officeooo:paragraph-rsid="002ff398"/>
    </style:style>
    <style:style style:name="P51" style:family="paragraph" style:parent-style-name="Heading_20_2">
      <style:paragraph-properties fo:text-align="start" style:justify-single-word="false" fo:break-before="page"/>
      <style:text-properties fo:font-size="16pt" officeooo:rsid="001110f9" officeooo:paragraph-rsid="003d7e23" style:font-size-asian="16pt" style:font-size-complex="16pt"/>
    </style:style>
    <style:style style:name="P52" style:family="paragraph" style:parent-style-name="Heading_20_2">
      <style:paragraph-properties fo:text-align="start" style:justify-single-word="false" fo:break-before="page"/>
      <style:text-properties fo:font-size="16pt" fo:font-style="normal" fo:font-weight="bold" officeooo:rsid="001110f9" officeooo:paragraph-rsid="004455cf" style:font-size-asian="16pt" style:font-style-asian="normal" style:font-weight-asian="bold" style:font-size-complex="16pt" style:font-style-complex="normal" style:font-weight-complex="bold"/>
    </style:style>
    <style:style style:name="P53" style:family="paragraph" style:parent-style-name="Heading_20_2">
      <style:paragraph-properties fo:text-align="start" style:justify-single-word="false" fo:break-before="page"/>
      <style:text-properties fo:font-size="16pt" fo:font-style="normal" fo:font-weight="bold" officeooo:rsid="001110f9" officeooo:paragraph-rsid="004b8471" style:font-size-asian="16pt" style:font-style-asian="normal" style:font-weight-asian="bold" style:font-size-complex="16pt" style:font-style-complex="normal" style:font-weight-complex="bold"/>
    </style:style>
    <style:style style:name="P54" style:family="paragraph" style:parent-style-name="Heading_20_3">
      <style:text-properties officeooo:rsid="0012336f" officeooo:paragraph-rsid="0012336f"/>
    </style:style>
    <style:style style:name="P55" style:family="paragraph" style:parent-style-name="Heading_20_3">
      <style:text-properties officeooo:rsid="0012336f" officeooo:paragraph-rsid="00138a7f"/>
    </style:style>
    <style:style style:name="P56" style:family="paragraph" style:parent-style-name="Heading_20_3">
      <style:text-properties officeooo:rsid="0012336f" officeooo:paragraph-rsid="00156373"/>
    </style:style>
    <style:style style:name="P57" style:family="paragraph" style:parent-style-name="Heading_20_3">
      <style:text-properties officeooo:rsid="0012336f" officeooo:paragraph-rsid="0018d3b6"/>
    </style:style>
    <style:style style:name="P58" style:family="paragraph" style:parent-style-name="Heading_20_3">
      <style:text-properties officeooo:paragraph-rsid="00279176"/>
    </style:style>
    <style:style style:name="P59" style:family="paragraph" style:parent-style-name="Heading_20_3">
      <style:text-properties officeooo:paragraph-rsid="002f934f"/>
    </style:style>
    <style:style style:name="P60" style:family="paragraph" style:parent-style-name="Heading_20_3">
      <style:text-properties officeooo:paragraph-rsid="002ff398"/>
    </style:style>
    <style:style style:name="P61" style:family="paragraph" style:parent-style-name="Heading_20_3">
      <style:text-properties officeooo:paragraph-rsid="00300f7e"/>
    </style:style>
    <style:style style:name="P62" style:family="paragraph" style:parent-style-name="Heading_20_3">
      <style:text-properties officeooo:paragraph-rsid="003e84a8"/>
    </style:style>
    <style:style style:name="P63" style:family="paragraph" style:parent-style-name="Heading_20_3">
      <style:text-properties officeooo:paragraph-rsid="00466834"/>
    </style:style>
    <style:style style:name="P64" style:family="paragraph" style:parent-style-name="Heading_20_3">
      <style:text-properties style:font-name="Liberation Sans" fo:font-size="14.1000003814697pt" fo:font-weight="bold" officeooo:rsid="00466834" officeooo:paragraph-rsid="00466834" style:font-name-asian="Noto Sans CJK SC" style:font-size-asian="14.1000003814697pt" style:font-weight-asian="bold" style:font-name-complex="Lohit Devanagari" style:font-size-complex="14.1000003814697pt" style:font-weight-complex="bold"/>
    </style:style>
    <style:style style:name="P65" style:family="paragraph" style:parent-style-name="Heading_20_3">
      <style:text-properties style:font-name="Liberation Sans" fo:font-size="14.1000003814697pt" fo:font-weight="bold" officeooo:rsid="00466b98" officeooo:paragraph-rsid="00466b98" style:font-name-asian="Noto Sans CJK SC" style:font-size-asian="14.1000003814697pt" style:font-weight-asian="bold" style:font-name-complex="Lohit Devanagari" style:font-size-complex="14.1000003814697pt" style:font-weight-complex="bold"/>
    </style:style>
    <style:style style:name="P66" style:family="paragraph" style:parent-style-name="Heading_20_3">
      <style:text-properties style:font-name="Liberation Sans" fo:font-size="14.1000003814697pt" fo:font-weight="bold" officeooo:rsid="00466b98" officeooo:paragraph-rsid="00473dc5" style:font-name-asian="Noto Sans CJK SC" style:font-size-asian="14.1000003814697pt" style:font-weight-asian="bold" style:font-name-complex="Lohit Devanagari" style:font-size-complex="14.1000003814697pt" style:font-weight-complex="bold"/>
    </style:style>
    <style:style style:name="P67" style:family="paragraph" style:parent-style-name="Heading_20_3">
      <style:text-properties style:font-name="Liberation Sans" fo:font-size="14.1000003814697pt" fo:font-weight="bold" officeooo:rsid="00466b98" officeooo:paragraph-rsid="004b8680" style:font-name-asian="Noto Sans CJK SC" style:font-size-asian="14.1000003814697pt" style:font-weight-asian="bold" style:font-name-complex="Lohit Devanagari" style:font-size-complex="14.1000003814697pt" style:font-weight-complex="bold"/>
    </style:style>
    <style:style style:name="P68" style:family="paragraph" style:parent-style-name="Heading_20_3">
      <style:text-properties style:font-name="Liberation Sans" fo:font-size="14.1000003814697pt" fo:font-weight="bold" officeooo:rsid="00466b98" officeooo:paragraph-rsid="004d7790" style:font-name-asian="Noto Sans CJK SC" style:font-size-asian="14.1000003814697pt" style:font-weight-asian="bold" style:font-name-complex="Lohit Devanagari" style:font-size-complex="14.1000003814697pt" style:font-weight-complex="bold"/>
    </style:style>
    <style:style style:name="P69" style:family="paragraph" style:parent-style-name="Heading_20_3">
      <style:text-properties officeooo:rsid="00466834" officeooo:paragraph-rsid="00466834"/>
    </style:style>
    <style:style style:name="P70" style:family="paragraph" style:parent-style-name="Heading_20_3">
      <style:text-properties officeooo:paragraph-rsid="004d7790"/>
    </style:style>
    <style:style style:name="P71" style:family="paragraph" style:parent-style-name="Heading_20_3">
      <style:text-properties officeooo:paragraph-rsid="004eebba"/>
    </style:style>
    <style:style style:name="P72" style:family="paragraph" style:parent-style-name="Heading_20_3">
      <style:paragraph-properties fo:break-before="page"/>
      <style:text-properties officeooo:paragraph-rsid="00466b98"/>
    </style:style>
    <style:style style:name="P73" style:family="paragraph" style:parent-style-name="Heading_20_4">
      <style:text-properties fo:font-size="12pt" fo:font-style="normal" fo:font-weight="normal" officeooo:rsid="00138a7f" officeooo:paragraph-rsid="00138a7f" style:font-size-asian="10.5pt" style:font-style-asian="normal" style:font-weight-asian="normal" style:font-size-complex="12pt" style:font-style-complex="normal" style:font-weight-complex="normal"/>
    </style:style>
    <style:style style:name="P74" style:family="paragraph" style:parent-style-name="Heading_20_4">
      <style:text-properties fo:font-size="12pt" fo:font-style="normal" fo:font-weight="normal" officeooo:rsid="00138a7f" officeooo:paragraph-rsid="00156373" style:font-size-asian="10.5pt" style:font-style-asian="normal" style:font-weight-asian="normal" style:font-size-complex="12pt" style:font-style-complex="normal" style:font-weight-complex="normal"/>
    </style:style>
    <style:style style:name="P75" style:family="paragraph" style:parent-style-name="Heading_20_4">
      <style:text-properties fo:font-size="12pt" fo:font-style="normal" fo:font-weight="normal" officeooo:rsid="00138a7f" officeooo:paragraph-rsid="0018d3b6" style:font-size-asian="10.5pt" style:font-style-asian="normal" style:font-weight-asian="normal" style:font-size-complex="12pt" style:font-style-complex="normal" style:font-weight-complex="normal"/>
    </style:style>
    <style:style style:name="P76" style:family="paragraph" style:parent-style-name="Heading_20_4">
      <style:text-properties fo:font-size="12pt" fo:font-style="normal" fo:font-weight="normal" officeooo:rsid="00156373" officeooo:paragraph-rsid="00156373" style:font-size-asian="10.5pt" style:font-style-asian="normal" style:font-weight-asian="normal" style:font-size-complex="12pt" style:font-style-complex="normal" style:font-weight-complex="normal"/>
    </style:style>
    <style:style style:name="P77" style:family="paragraph" style:parent-style-name="Heading_20_4">
      <style:text-properties officeooo:paragraph-rsid="0018d3b6"/>
    </style:style>
    <style:style style:name="P78" style:family="paragraph" style:parent-style-name="Heading_20_4">
      <style:text-properties officeooo:paragraph-rsid="002f934f"/>
    </style:style>
    <style:style style:name="P79" style:family="paragraph" style:parent-style-name="Heading_20_4">
      <style:text-properties officeooo:paragraph-rsid="00279176"/>
    </style:style>
    <style:style style:name="P80" style:family="paragraph" style:parent-style-name="Heading_20_4">
      <style:paragraph-properties fo:text-align="start" style:justify-single-word="false"/>
      <style:text-properties fo:font-size="16.1000003814697pt" fo:font-style="normal" fo:font-weight="bold" officeooo:rsid="002a402d" officeooo:paragraph-rsid="002f934f" style:font-size-asian="16.1000003814697pt" style:font-style-asian="normal" style:font-weight-asian="bold" style:font-size-complex="16.1000003814697pt" style:font-style-complex="normal" style:font-weight-complex="bold"/>
    </style:style>
    <style:style style:name="P81" style:family="paragraph" style:parent-style-name="Heading_20_4">
      <style:paragraph-properties fo:text-align="start" style:justify-single-word="false"/>
      <style:text-properties fo:font-size="16.1000003814697pt" fo:font-style="normal" fo:font-weight="bold" officeooo:rsid="002a402d" officeooo:paragraph-rsid="00466834" style:font-size-asian="16.1000003814697pt" style:font-style-asian="normal" style:font-weight-asian="bold" style:font-size-complex="16.1000003814697pt" style:font-style-complex="normal" style:font-weight-complex="bold"/>
    </style:style>
    <style:style style:name="P82" style:family="paragraph" style:parent-style-name="Heading_20_4">
      <style:text-properties fo:font-size="16.1000003814697pt" fo:font-style="normal" fo:font-weight="bold" officeooo:rsid="002a402d" officeooo:paragraph-rsid="002ff398" style:font-size-asian="16.1000003814697pt" style:font-style-asian="normal" style:font-weight-asian="bold" style:font-size-complex="16.1000003814697pt" style:font-style-complex="normal" style:font-weight-complex="bold"/>
    </style:style>
    <style:style style:name="P83" style:family="paragraph" style:parent-style-name="Heading_20_4">
      <style:text-properties fo:font-size="16.1000003814697pt" fo:font-style="normal" fo:font-weight="bold" officeooo:rsid="002a402d" officeooo:paragraph-rsid="00300f7e" style:font-size-asian="16.1000003814697pt" style:font-style-asian="normal" style:font-weight-asian="bold" style:font-size-complex="16.1000003814697pt" style:font-style-complex="normal" style:font-weight-complex="bold"/>
    </style:style>
    <style:style style:name="P84" style:family="paragraph" style:parent-style-name="Heading_20_4">
      <style:text-properties officeooo:paragraph-rsid="002ff398"/>
    </style:style>
    <style:style style:name="P85" style:family="paragraph" style:parent-style-name="Heading_20_4">
      <style:text-properties officeooo:paragraph-rsid="00300f7e"/>
    </style:style>
    <style:style style:name="P86" style:family="paragraph" style:parent-style-name="Heading_20_4">
      <style:text-properties officeooo:paragraph-rsid="003e84a8"/>
    </style:style>
    <style:style style:name="P87" style:family="paragraph" style:parent-style-name="Heading_20_4">
      <style:text-properties officeooo:paragraph-rsid="00498238"/>
    </style:style>
    <style:style style:name="P88" style:family="paragraph" style:parent-style-name="Heading_20_4">
      <style:paragraph-properties fo:text-align="start" style:justify-single-word="false"/>
      <style:text-properties officeooo:paragraph-rsid="00498238"/>
    </style:style>
    <style:style style:name="P89" style:family="paragraph" style:parent-style-name="Heading_20_4">
      <style:paragraph-properties fo:text-align="start" style:justify-single-word="false"/>
      <style:text-properties officeooo:paragraph-rsid="004b8680"/>
    </style:style>
    <style:style style:name="P90" style:family="paragraph" style:parent-style-name="Heading_20_4">
      <style:text-properties officeooo:paragraph-rsid="00466834"/>
    </style:style>
    <style:style style:name="P91" style:family="paragraph" style:parent-style-name="Heading_20_4">
      <style:text-properties officeooo:paragraph-rsid="00466b98"/>
    </style:style>
    <style:style style:name="P92" style:family="paragraph" style:parent-style-name="Heading_20_4">
      <style:text-properties officeooo:paragraph-rsid="00473dc5"/>
    </style:style>
    <style:style style:name="P93" style:family="paragraph" style:parent-style-name="Heading_20_4">
      <style:paragraph-properties fo:text-align="start" style:justify-single-word="false"/>
      <style:text-properties officeooo:rsid="004b8680" officeooo:paragraph-rsid="004b8680"/>
    </style:style>
    <style:style style:name="P94" style:family="paragraph" style:parent-style-name="Heading_20_4">
      <style:paragraph-properties fo:text-align="start" style:justify-single-word="false"/>
      <style:text-properties officeooo:rsid="004b8680" officeooo:paragraph-rsid="004d7790"/>
    </style:style>
    <style:style style:name="P95" style:family="paragraph" style:parent-style-name="Heading_20_4">
      <style:paragraph-properties fo:text-align="start" style:justify-single-word="false"/>
      <style:text-properties officeooo:rsid="004b8680" officeooo:paragraph-rsid="004eebba"/>
    </style:style>
    <style:style style:name="P96" style:family="paragraph" style:parent-style-name="Heading_20_4">
      <style:text-properties officeooo:paragraph-rsid="004b8680"/>
    </style:style>
    <style:style style:name="P97" style:family="paragraph" style:parent-style-name="Heading_20_4">
      <style:paragraph-properties fo:text-align="start" style:justify-single-word="false"/>
      <style:text-properties fo:font-size="16pt" fo:font-style="normal" fo:font-weight="bold" officeooo:rsid="004b8680" officeooo:paragraph-rsid="004d7790" style:font-size-asian="16pt" style:font-style-asian="normal" style:font-weight-asian="bold" style:font-size-complex="16pt" style:font-style-complex="normal" style:font-weight-complex="bold"/>
    </style:style>
    <style:style style:name="P98" style:family="paragraph" style:parent-style-name="Heading_20_4">
      <style:text-properties officeooo:paragraph-rsid="004d7790"/>
    </style:style>
    <style:style style:name="P99" style:family="paragraph" style:parent-style-name="Heading_20_4">
      <style:text-properties officeooo:paragraph-rsid="004eebba"/>
    </style:style>
    <style:style style:name="P100" style:family="paragraph" style:parent-style-name="Standard">
      <style:paragraph-properties fo:text-align="center" style:justify-single-word="false" fo:break-before="page"/>
      <style:text-properties fo:font-size="36pt" fo:font-style="normal" fo:font-weight="normal" officeooo:rsid="00156373" officeooo:paragraph-rsid="004b8471" style:font-size-asian="31.5pt" style:font-style-asian="normal" style:font-weight-asian="normal" style:font-size-complex="36pt" style:font-style-complex="normal" style:font-weight-complex="normal"/>
    </style:style>
    <style:style style:name="P101" style:family="paragraph" style:parent-style-name="Standard">
      <style:paragraph-properties fo:text-align="center" style:justify-single-word="false"/>
      <style:text-properties fo:font-size="36pt" fo:font-style="normal" fo:font-weight="normal" officeooo:rsid="00156373" officeooo:paragraph-rsid="004b8471" style:font-size-asian="31.5pt" style:font-style-asian="normal" style:font-weight-asian="normal" style:font-size-complex="36pt" style:font-style-complex="normal" style:font-weight-complex="normal"/>
    </style:style>
    <style:style style:name="P102" style:family="paragraph" style:parent-style-name="Text_20_body">
      <style:paragraph-properties fo:text-align="start" style:justify-single-word="false"/>
      <style:text-properties fo:font-size="16.1000003814697pt" fo:font-style="normal" fo:font-weight="normal" officeooo:rsid="004b8680" officeooo:paragraph-rsid="004b8680" style:font-size-asian="16.1000003814697pt" style:font-style-asian="normal" style:font-weight-asian="normal" style:font-size-complex="16.1000003814697pt" style:font-style-complex="normal" style:font-weight-complex="normal"/>
    </style:style>
    <style:style style:name="P103" style:family="paragraph" style:parent-style-name="Text_20_body">
      <style:paragraph-properties fo:text-align="start" style:justify-single-word="false"/>
      <style:text-properties fo:font-size="16.1000003814697pt" fo:font-style="normal" fo:font-weight="normal" officeooo:rsid="004b8680" officeooo:paragraph-rsid="004d7790" style:font-size-asian="16.1000003814697pt" style:font-style-asian="normal" style:font-weight-asian="normal" style:font-size-complex="16.1000003814697pt" style:font-style-complex="normal" style:font-weight-complex="normal"/>
    </style:style>
    <style:style style:name="P104" style:family="paragraph" style:parent-style-name="Text_20_body">
      <style:paragraph-properties fo:text-align="start" style:justify-single-word="false"/>
      <style:text-properties fo:font-size="16.1000003814697pt" fo:font-style="normal" fo:font-weight="normal" officeooo:rsid="004b8680" officeooo:paragraph-rsid="004eebba" style:font-size-asian="16.1000003814697pt" style:font-style-asian="normal" style:font-weight-asian="normal" style:font-size-complex="16.1000003814697pt" style:font-style-complex="normal" style:font-weight-complex="normal"/>
    </style:style>
    <style:style style:name="P105" style:family="paragraph" style:parent-style-name="Text_20_body">
      <style:paragraph-properties fo:text-align="start" style:justify-single-word="false"/>
      <style:text-properties fo:font-size="16.1000003814697pt" fo:font-style="normal" fo:font-weight="normal" officeooo:rsid="004d7790" officeooo:paragraph-rsid="004d7790" style:font-size-asian="16.1000003814697pt" style:font-style-asian="normal" style:font-weight-asian="normal" style:font-size-complex="16.1000003814697pt" style:font-style-complex="normal" style:font-weight-complex="normal"/>
    </style:style>
    <style:style style:name="T1" style:family="text">
      <style:text-properties officeooo:rsid="0012336f"/>
    </style:style>
    <style:style style:name="T2" style:family="text">
      <style:text-properties officeooo:rsid="00138a7f"/>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138a7f"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156373"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8d3b6"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7b87f" style:font-size-asian="10.5pt" style:font-style-asian="normal" style:font-weight-asian="normal" style:font-size-complex="12pt" style:font-style-complex="normal" style:font-weight-complex="normal"/>
    </style:style>
    <style:style style:name="T8" style:family="text">
      <style:text-properties officeooo:rsid="00156373"/>
    </style:style>
    <style:style style:name="T9" style:family="text">
      <style:text-properties officeooo:rsid="0017b87f"/>
    </style:style>
    <style:style style:name="T10" style:family="text">
      <style:text-properties officeooo:rsid="0018d3b6"/>
    </style:style>
    <style:style style:name="T11" style:family="text">
      <style:text-properties style:font-name="Liberation Sans" fo:font-size="12pt" fo:font-style="normal" fo:font-weight="normal" officeooo:rsid="0018d3b6" style:font-name-asian="Noto Sans CJK SC" style:font-size-asian="10.5pt" style:font-style-asian="normal" style:font-weight-asian="normal" style:font-name-complex="Lohit Devanagari" style:font-size-complex="12pt" style:font-style-complex="normal" style:font-weight-complex="normal"/>
    </style:style>
    <style:style style:name="T12" style:family="text">
      <style:text-properties style:font-name="Liberation Sans" fo:font-size="13.3000001907349pt" fo:font-style="italic" fo:font-weight="bold" officeooo:rsid="00300f7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3" style:family="text">
      <style:text-properties style:font-name="Liberation Sans" fo:font-size="13.3000001907349pt" fo:font-style="italic" fo:font-weight="bold" officeooo:rsid="00466834"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4" style:family="text">
      <style:text-properties style:font-name="Liberation Sans" fo:font-size="13.3000001907349pt" fo:font-style="italic" fo:font-weight="bold" officeooo:rsid="00466b98"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5" style:family="text">
      <style:text-properties style:font-name="Liberation Sans" fo:font-size="13.3000001907349pt" fo:font-style="italic" fo:font-weight="bold" officeooo:rsid="00473dc5"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6" style:family="text">
      <style:text-properties style:font-name="Liberation Sans" fo:font-size="13.3000001907349pt" fo:font-style="italic" fo:font-weight="bold" officeooo:rsid="00498238"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 style:family="text">
      <style:text-properties style:font-name="Liberation Sans" fo:font-size="13.3000001907349pt" fo:font-style="italic" fo:font-weight="bold" officeooo:rsid="004b8680"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8" style:family="text">
      <style:text-properties style:font-name="Liberation Sans" fo:font-size="13.3000001907349pt" fo:font-style="italic" fo:font-weight="bold" officeooo:rsid="004d7790"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9" style:family="text">
      <style:text-properties style:font-name="Liberation Sans" fo:font-size="13.3000001907349pt" fo:font-style="italic" fo:font-weight="bold" officeooo:rsid="004eebba"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0" style:family="text">
      <style:text-properties style:font-name="Liberation Sans" fo:font-size="14.1000003814697pt" fo:font-weight="bold" officeooo:rsid="003f4876" style:font-name-asian="Noto Sans CJK SC" style:font-size-asian="14.1000003814697pt" style:font-weight-asian="bold" style:font-name-complex="Lohit Devanagari" style:font-size-complex="14.1000003814697pt" style:font-weight-complex="bold"/>
    </style:style>
    <style:style style:name="T21" style:family="text">
      <style:text-properties style:font-name="Liberation Sans" fo:font-size="14.1000003814697pt" fo:font-weight="bold" officeooo:rsid="00466b98" style:font-name-asian="Noto Sans CJK SC" style:font-size-asian="14.1000003814697pt" style:font-weight-asian="bold" style:font-name-complex="Lohit Devanagari" style:font-size-complex="14.1000003814697pt" style:font-weight-complex="bold"/>
    </style:style>
    <style:style style:name="T22" style:family="text">
      <style:text-properties style:font-name="Liberation Sans" fo:font-size="14.1000003814697pt" fo:font-weight="bold" officeooo:rsid="004d7790" style:font-name-asian="Noto Sans CJK SC" style:font-size-asian="14.1000003814697pt" style:font-weight-asian="bold" style:font-name-complex="Lohit Devanagari" style:font-size-complex="14.1000003814697pt" style:font-weight-complex="bold"/>
    </style:style>
    <style:style style:name="T23" style:family="text">
      <style:text-properties style:font-name="Liberation Sans" fo:font-size="14.1000003814697pt" fo:font-weight="bold" officeooo:rsid="004b8680" style:font-name-asian="Noto Sans CJK SC" style:font-size-asian="14.1000003814697pt" style:font-weight-asian="bold" style:font-name-complex="Lohit Devanagari" style:font-size-complex="14.1000003814697pt" style:font-weight-complex="bold"/>
    </style:style>
    <style:style style:name="T24" style:family="text">
      <style:text-properties style:font-name="Liberation Sans" fo:font-size="14.1000003814697pt" fo:font-weight="bold" officeooo:rsid="004eebba" style:font-name-asian="Noto Sans CJK SC" style:font-size-asian="14.1000003814697pt" style:font-weight-asian="bold" style:font-name-complex="Lohit Devanagari" style:font-size-complex="14.1000003814697pt" style:font-weight-complex="bold"/>
    </style:style>
    <style:style style:name="T25" style:family="text">
      <style:text-properties style:font-name="Liberation Sans" fo:font-size="16pt" fo:font-style="normal" fo:font-weight="bold" officeooo:rsid="00498238" style:font-name-asian="Noto Sans CJK SC" style:font-size-asian="16pt" style:font-style-asian="normal" style:font-weight-asian="bold" style:font-name-complex="Lohit Devanagari" style:font-size-complex="16pt" style:font-style-complex="normal" style:font-weight-complex="bold"/>
    </style:style>
    <style:style style:name="T26" style:family="text">
      <style:text-properties officeooo:rsid="00235ead"/>
    </style:style>
    <style:style style:name="T27" style:family="text">
      <style:text-properties officeooo:rsid="00271895"/>
    </style:style>
    <style:style style:name="T28" style:family="text">
      <style:text-properties officeooo:rsid="00279176"/>
    </style:style>
    <style:style style:name="T29" style:family="text">
      <style:text-properties officeooo:rsid="00294494"/>
    </style:style>
    <style:style style:name="T30" style:family="text">
      <style:text-properties officeooo:rsid="00299640"/>
    </style:style>
    <style:style style:name="T31" style:family="text">
      <style:text-properties officeooo:rsid="00299814"/>
    </style:style>
    <style:style style:name="T32" style:family="text">
      <style:text-properties officeooo:rsid="002a402d"/>
    </style:style>
    <style:style style:name="T33" style:family="text">
      <style:text-properties officeooo:rsid="002f934f"/>
    </style:style>
    <style:style style:name="T34" style:family="text">
      <style:text-properties officeooo:rsid="002ff398"/>
    </style:style>
    <style:style style:name="T35" style:family="text">
      <style:text-properties officeooo:rsid="00300f7e"/>
    </style:style>
    <style:style style:name="T36" style:family="text">
      <style:text-properties officeooo:rsid="00319bf1"/>
    </style:style>
    <style:style style:name="T37" style:family="text">
      <style:text-properties fo:font-style="normal" fo:font-weight="bold" officeooo:rsid="002f934f" style:font-style-asian="normal" style:font-weight-asian="bold" style:font-style-complex="normal" style:font-weight-complex="bold"/>
    </style:style>
    <style:style style:name="T38" style:family="text">
      <style:text-properties fo:font-style="normal" fo:font-weight="bold" officeooo:rsid="003d7e23" style:font-style-asian="normal" style:font-weight-asian="bold" style:font-style-complex="normal" style:font-weight-complex="bold"/>
    </style:style>
    <style:style style:name="T39" style:family="text">
      <style:text-properties officeooo:rsid="003e25a9"/>
    </style:style>
    <style:style style:name="T40" style:family="text">
      <style:text-properties officeooo:rsid="003fe7ad"/>
    </style:style>
    <style:style style:name="T41" style:family="text">
      <style:text-properties officeooo:rsid="004455cf"/>
    </style:style>
    <style:style style:name="T42" style:family="text">
      <style:text-properties fo:font-size="16pt" fo:font-style="normal" fo:font-weight="bold" style:font-size-asian="16pt" style:font-style-asian="normal" style:font-weight-asian="bold" style:font-size-complex="16pt" style:font-style-complex="normal" style:font-weight-complex="bold"/>
    </style:style>
    <style:style style:name="T43" style:family="text">
      <style:text-properties fo:font-size="16pt" fo:font-style="normal" fo:font-weight="bold" officeooo:rsid="001110f9" style:font-size-asian="16pt" style:font-style-asian="normal" style:font-weight-asian="bold" style:font-size-complex="16pt" style:font-style-complex="normal" style:font-weight-complex="bold"/>
    </style:style>
    <style:style style:name="T44" style:family="text">
      <style:text-properties fo:font-size="16pt" fo:font-style="normal" fo:font-weight="bold" officeooo:rsid="00498238" style:font-size-asian="16pt" style:font-style-asian="normal" style:font-weight-asian="bold" style:font-size-complex="16pt" style:font-style-complex="normal" style:font-weight-complex="bold"/>
    </style:style>
    <style:style style:name="T45" style:family="text">
      <style:text-properties fo:font-size="16pt" fo:font-style="normal" fo:font-weight="bold" officeooo:rsid="002a402d" style:font-size-asian="16pt" style:font-style-asian="normal" style:font-weight-asian="bold" style:font-size-complex="16pt" style:font-style-complex="normal" style:font-weight-complex="bold"/>
    </style:style>
    <style:style style:name="T46" style:family="text">
      <style:text-properties fo:font-size="16pt" fo:font-style="normal" fo:font-weight="bold" officeooo:rsid="00271895" style:font-size-asian="16pt" style:font-style-asian="normal" style:font-weight-asian="bold" style:font-size-complex="16pt" style:font-style-complex="normal" style:font-weight-complex="bold"/>
    </style:style>
    <style:style style:name="T47" style:family="text">
      <style:text-properties fo:font-size="16pt" fo:font-style="normal" fo:font-weight="bold" officeooo:rsid="002f934f" style:font-size-asian="16pt" style:font-style-asian="normal" style:font-weight-asian="bold" style:font-size-complex="16pt" style:font-style-complex="normal" style:font-weight-complex="bold"/>
    </style:style>
    <style:style style:name="T48" style:family="text">
      <style:text-properties officeooo:rsid="00466834"/>
    </style:style>
    <style:style style:name="T49" style:family="text">
      <style:text-properties officeooo:rsid="00466b98"/>
    </style:style>
    <style:style style:name="T50" style:family="text">
      <style:text-properties officeooo:rsid="00473dc5"/>
    </style:style>
    <style:style style:name="T51" style:family="text">
      <style:text-properties officeooo:rsid="004b8471"/>
    </style:style>
    <style:style style:name="T52" style:family="text">
      <style:text-properties officeooo:rsid="004b8680"/>
    </style:style>
    <style:style style:name="T53" style:family="text">
      <style:text-properties officeooo:rsid="004d7790"/>
    </style:style>
    <style:style style:name="T54" style:family="text">
      <style:text-properties officeooo:rsid="004eeb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Osum-Repo</text:p>
      <text:p text:style-name="P3"/>
      <text:p text:style-name="P4">User’s Manual</text:p>
      <text:p text:style-name="P4"/>
      <text:p text:style-name="P3">Group 14</text:p>
      <text:p text:style-name="P3"/>
      <text:p text:style-name="P3">CS 450</text:p>
      <text:p text:style-name="P12"/>
      <text:p text:style-name="P3"/>
      <text:p text:style-name="P5"/>
      <text:p text:style-name="P5"/>
      <text:p text:style-name="P5"/>
      <text:p text:style-name="P5"/>
      <text:p text:style-name="P5"/>
      <text:p text:style-name="P5">Module R1 Commands</text:p>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1"/>
      <text:h text:style-name="P48" text:outline-level="2"><text:soft-page-break/>File : <text:span text:style-name="T1">R1</text:span>.C</text:h>
      <text:h text:style-name="P54" text:outline-level="3">Void getDate()</text:h>
      <text:p text:style-name="P17"><text:tab/><text:span text:style-name="T2">What the function getDate does is allows the user to fetch the current data (which is the date the user had set) the MPX operating system has. <text:s/></text:span><text:span text:style-name="T8">The user has two options they can do to call getDate().</text:span></text:p>
      <text:h text:style-name="P73" text:outline-level="4">User types : Get <text:span text:style-name="T8">d</text:span>ate</text:h>
      <text:h text:style-name="P74" text:outline-level="4">User types : <text:span text:style-name="T8">4</text:span></text:h>
      <text:p text:style-name="P26"><text:span text:style-name="T6">E</text:span><text:span text:style-name="T5">rror(if input is incorrect): Invalid command!</text:span></text:p>
      <text:p text:style-name="P18"><text:span text:style-name="T4">T</text:span><text:span text:style-name="T3">his will only will work once the user has booted up the MPX OS.</text:span></text:p>
      <text:h text:style-name="P55" text:outline-level="3"><text:span text:style-name="T2">char*</text:span> get<text:span text:style-name="T2">Time</text:span>()</text:h>
      <text:p text:style-name="P19"><text:tab/><text:span text:style-name="T2">What the function get</text:span><text:span text:style-name="T8">Time</text:span><text:span text:style-name="T2"> does is allows the user to fetch the current data (which is the </text:span><text:span text:style-name="T8">time</text:span><text:span text:style-name="T2"> the user had set) the MPX operating system has. </text:span><text:span text:style-name="T8">The user has two options they can do to call getDate().</text:span></text:p>
      <text:h text:style-name="P73" text:outline-level="4">User types : Get <text:span text:style-name="T8">time</text:span></text:h>
      <text:h text:style-name="P76" text:outline-level="4">User types : 2</text:h>
      <text:p text:style-name="P26"><text:span text:style-name="T6">E</text:span><text:span text:style-name="T5">rror(if input is incorrect): Invalid command!</text:span></text:p>
      <text:p text:style-name="P21">This will only will work once the user has booted up the MPX OS.</text:p>
      <text:h text:style-name="P56" text:outline-level="3"><text:span text:style-name="T9">void</text:span> <text:span text:style-name="T9">setDat</text:span><text:span text:style-name="T2">e</text:span>()</text:h>
      <text:p text:style-name="P19"><text:tab/><text:span text:style-name="T2">What the function </text:span><text:span text:style-name="T9">setDate</text:span><text:span text:style-name="T2"> does is allows the user to </text:span><text:span text:style-name="T9">create</text:span><text:span text:style-name="T2"> the current dat</text:span><text:span text:style-name="T9">e, which </text:span><text:span text:style-name="T2">the MPX operating system </text:span><text:span text:style-name="T9">will display once getDate() is called</text:span><text:span text:style-name="T2">. </text:span><text:span text:style-name="T8">The user has two options they can do to call </text:span><text:span text:style-name="T10">s</text:span><text:span text:style-name="T8">etDate().</text:span></text:p>
      <text:h text:style-name="P74" text:outline-level="4">User types : <text:span text:style-name="T9">S</text:span>et <text:span text:style-name="T9">date</text:span></text:h>
      <text:h text:style-name="P74" text:outline-level="4"><text:span text:style-name="T8">User types : </text:span><text:span text:style-name="T9">3</text:span></text:h>
      <text:p text:style-name="P26"><text:span text:style-name="T6">E</text:span><text:span text:style-name="T7">rror(if input is incorrect): Invalid command!</text:span></text:p>
      <text:p text:style-name="P22">This will only will work once the user has booted up the MPX OS.</text:p>
      <text:h text:style-name="P57" text:outline-level="3"><text:span text:style-name="T9">void</text:span> <text:span text:style-name="T9">set</text:span><text:span text:style-name="T10">Time</text:span>()</text:h>
      <text:p text:style-name="P20"><text:tab/><text:span text:style-name="T2">What the function </text:span><text:span text:style-name="T9">set</text:span><text:span text:style-name="T10">Time</text:span><text:span text:style-name="T2"> does is allows the user to </text:span><text:span text:style-name="T9">create</text:span><text:span text:style-name="T2"> the current </text:span><text:span text:style-name="T10">Time</text:span><text:span text:style-name="T9">, which </text:span><text:span text:style-name="T2">the MPX operating system </text:span><text:span text:style-name="T9">will display once getDate() is called</text:span><text:span text:style-name="T2">. </text:span><text:span text:style-name="T8">The user has two options they can do to call </text:span><text:span text:style-name="T10">setTime</text:span><text:span text:style-name="T8">().</text:span></text:p>
      <text:h text:style-name="P75" text:outline-level="4"><text:soft-page-break/>User types : <text:span text:style-name="T9">S</text:span>et <text:span text:style-name="T10">time</text:span></text:h>
      <text:h text:style-name="P75" text:outline-level="4"><text:span text:style-name="T8">User types : </text:span><text:span text:style-name="T10">1</text:span></text:h>
      <text:p text:style-name="P26"><text:span text:style-name="T6">E</text:span><text:span text:style-name="T3">rror(if input is incorrect): Invalid command!</text:span></text:p>
      <text:p text:style-name="P23">This will only will work once the user has booted up the MPX OS.</text:p>
      <text:h text:style-name="P57" text:outline-level="3"><text:span text:style-name="T9">void</text:span> <text:span text:style-name="T10">version</text:span>()</text:h>
      <text:p text:style-name="P20"><text:tab/><text:span text:style-name="T2">What the function </text:span><text:span text:style-name="T10">version()</text:span><text:span text:style-name="T2"> does is allows the user to </text:span><text:span text:style-name="T10">find out what is the current version of</text:span><text:span text:style-name="T9"> </text:span><text:span text:style-name="T2">the MPX operating system </text:span><text:span text:style-name="T10">is being used</text:span><text:span text:style-name="T2">. </text:span><text:span text:style-name="T8">The user has two options they can do to call </text:span><text:span text:style-name="T10">version</text:span><text:span text:style-name="T8">().</text:span></text:p>
      <text:h text:style-name="P77" text:outline-level="4"><text:span text:style-name="T4">User types : </text:span><text:span text:style-name="T6">V</text:span><text:span text:style-name="T11">ersion</text:span></text:h>
      <text:h text:style-name="P75" text:outline-level="4"><text:span text:style-name="T8">User types : </text:span><text:span text:style-name="T10">6</text:span></text:h>
      <text:p text:style-name="P24">Error(if input is incorrect): Invalid command!</text:p>
      <text:p text:style-name="P23">This will only will work once the user has booted up the MPX OS.</text:p>
      <text:h text:style-name="P57" text:outline-level="3"><text:span text:style-name="T9">void</text:span> <text:span text:style-name="T10">help</text:span>()</text:h>
      <text:p text:style-name="P20"><text:tab/><text:span text:style-name="T2">What the function </text:span><text:span text:style-name="T10">help()</text:span><text:span text:style-name="T2"> does is allows the user to </text:span><text:span text:style-name="T10">find out more information about the function.</text:span><text:span text:style-name="T2"> </text:span><text:span text:style-name="T8">The user has two options they can do to call </text:span><text:span text:style-name="T10">help</text:span><text:span text:style-name="T8">().</text:span></text:p>
      <text:h text:style-name="P77" text:outline-level="4"><text:span text:style-name="T4">User types : </text:span><text:span text:style-name="T6">H</text:span><text:span text:style-name="T11">elp</text:span></text:h>
      <text:h text:style-name="P75" text:outline-level="4"><text:span text:style-name="T8">User types : </text:span><text:span text:style-name="T10">5</text:span></text:h>
      <text:p text:style-name="P24">Error(if input is incorrect): Invalid command!</text:p>
      <text:p text:style-name="P23">This will only will work once the user has booted up the MPX OS.</text:p>
      <text:p text:style-name="P25">Additionally once user has type or called for help it will bring up the list of functions once again. All the user has to do is once again type the function they would like additional information from. For example once the user types “Help” then wanted more information about setDate(), they would type “Set Date”. Following that they are given more information about that function.</text:p>
      <text:p text:style-name="P25"/>
      <text:p text:style-name="P13"/>
      <text:p text:style-name="P6"/>
      <text:p text:style-name="P6"/>
      <text:p text:style-name="P6"/>
      <text:p text:style-name="P6"/>
      <text:p text:style-name="P6"/>
      <text:p text:style-name="P6"/>
      <text:p text:style-name="P6">Module R<text:span text:style-name="T26">2</text:span> Commands</text:p>
      <text:h text:style-name="P49" text:outline-level="2">File : <text:span text:style-name="T1">R</text:span><text:span text:style-name="T26">2</text:span>.C</text:h>
      <text:h text:style-name="Heading_20_3" text:outline-level="3">Void suspend(char* processName)</text:h>
      <text:p text:style-name="P27">Suspends places a created PCB in the suspend state then reinserts it into the appropriate queue.</text:p>
      <text:h text:style-name="Heading_20_4" text:outline-level="4">User types: suspend</text:h>
      <text:h text:style-name="Heading_20_4" text:outline-level="4">User types: 1</text:h>
      <text:h text:style-name="P78" text:outline-level="4">Error <text:span text:style-name="T27">(if input is incorrect)</text:span>: <text:span text:style-name="T33">Type a valid command!</text:span></text:h>
      <text:p text:style-name="P41">In terms of error checking the name must be valid and there is only one parameter which is type char.</text:p>
      <text:h text:style-name="P58" text:outline-level="3">Void <text:span text:style-name="T28">resume</text:span>(char* processName)</text:h>
      <text:p text:style-name="P28">Places a PCB in the not suspended state and reinserts into the appropriate queue.</text:p>
      <text:h text:style-name="P79" text:outline-level="4">User types: <text:span text:style-name="T28">resume</text:span></text:h>
      <text:h text:style-name="P79" text:outline-level="4">User types: <text:span text:style-name="T28">2</text:span></text:h>
      <text:h text:style-name="P78" text:outline-level="4">Error <text:span text:style-name="T27">(if input is incorrect)</text:span>: <text:span text:style-name="T33">Type a valid command!</text:span></text:h>
      <text:p text:style-name="P41">In terms of error checking the name must be valid and there is only one parameter which is type char.</text:p>
      <text:h text:style-name="P58" text:outline-level="3">Void s<text:span text:style-name="T28">et_priority</text:span>(char* processName, <text:span text:style-name="T28">int newPriority</text:span>)</text:h>
      <text:p text:style-name="P28">Sets a PCB’s priority and reinserts the process into the correct place in the correct queue</text:p>
      <text:h text:style-name="P79" text:outline-level="4">User types: <text:span text:style-name="T28">setpriority</text:span></text:h>
      <text:h text:style-name="P79" text:outline-level="4">User types: <text:span text:style-name="T28">3</text:span></text:h>
      <text:h text:style-name="P78" text:outline-level="4">Error <text:span text:style-name="T27">(if input is incorrect)</text:span>: <text:span text:style-name="T33">Type a valid command!</text:span></text:h>
      <text:p text:style-name="P41">In terms of error checking the name must be valid and priority must be a valid integer between 0-9. Additionally, there is only two parameter which is type char and int</text:p>
      <text:h text:style-name="P58" text:outline-level="3">Void <text:span text:style-name="T28">show_pcb</text:span>(char* processName)</text:h>
      <text:p text:style-name="P29">Displays the following information for a PCB: Process Name, Class, State, Suspended Status, and Priority</text:p>
      <text:h text:style-name="P79" text:outline-level="4"><text:soft-page-break/>User types: s<text:span text:style-name="T29">how</text:span><text:span text:style-name="T30">pcb</text:span></text:h>
      <text:h text:style-name="P79" text:outline-level="4">User types: <text:span text:style-name="T29">4</text:span></text:h>
      <text:h text:style-name="P78" text:outline-level="4">Error <text:span text:style-name="T27">(if input is incorrect)</text:span>: <text:span text:style-name="T33">Type a valid command!</text:span></text:h>
      <text:p text:style-name="P41">In terms of error checking the name must be valid and there is only one parameter which is type char.</text:p>
      <text:h text:style-name="P59" text:outline-level="3">Void <text:span text:style-name="T32">show_all_processes</text:span>()</text:h>
      <text:p text:style-name="P32">Displays the following information for each PCB in the ready and blocked queues: Process Name, Class, State, Suspended Status, and Priority.</text:p>
      <text:h text:style-name="P78" text:outline-level="4">User types: s<text:span text:style-name="T32">how</text:span><text:span text:style-name="T33">all</text:span><text:span text:style-name="T32">processes</text:span></text:h>
      <text:h text:style-name="P78" text:outline-level="4">User types: <text:span text:style-name="T33">5</text:span></text:h>
      <text:h text:style-name="P80" text:outline-level="4">Error <text:span text:style-name="T27">(if input is incorrect)</text:span>: <text:span text:style-name="T33">Type a valid command!</text:span></text:h>
      <text:h text:style-name="P58" text:outline-level="3">Void s<text:span text:style-name="T30">how_ready_processes</text:span>()</text:h>
      <text:p text:style-name="P30">Displays the following information for each PCB in the ready queue: Process Name, Class, State, Suspended Status, Priority</text:p>
      <text:h text:style-name="P79" text:outline-level="4">User types: s<text:span text:style-name="T31">howreadyprocesses</text:span></text:h>
      <text:h text:style-name="P79" text:outline-level="4">User types: <text:span text:style-name="T33">6</text:span></text:h>
      <text:h text:style-name="P78" text:outline-level="4">Error <text:span text:style-name="T27">(if input is incorrect)</text:span>: <text:span text:style-name="T33">Type a valid command!</text:span></text:h>
      <text:h text:style-name="P58" text:outline-level="3">Void <text:span text:style-name="T31">show_blocke</text:span><text:span text:style-name="T32">d_processes</text:span>()</text:h>
      <text:p text:style-name="P31">Displays the following information for each PCB in the blocked queue: Process Name, Class, State, Suspended Status, and Priority</text:p>
      <text:h text:style-name="P79" text:outline-level="4">User types: s<text:span text:style-name="T32">howblockedprocesses</text:span></text:h>
      <text:h text:style-name="P79" text:outline-level="4">User types: <text:span text:style-name="T33">7</text:span></text:h>
      <text:h text:style-name="P79" text:outline-level="4">Error <text:span text:style-name="T27">(if input is incorrect)</text:span>: <text:span text:style-name="T33">Type a valid command!</text:span></text:h>
      <text:h text:style-name="P50" text:outline-level="2">Temporary Commands in R2.c</text:h>
      <text:p text:style-name="P42"/>
      <text:h text:style-name="P60" text:outline-level="3">Void <text:span text:style-name="T34">createPCB</text:span>(<text:span text:style-name="T34">char* ProcessName, int ProcessClass, int ProcessPriority</text:span>)</text:h>
      <text:p text:style-name="P33">The Create PCB command will call SetupPCB() and insert the PCB in the appropriate queue</text:p>
      <text:h text:style-name="P84" text:outline-level="4">User types: <text:s/><text:span text:style-name="T34">createpcb</text:span></text:h>
      <text:h text:style-name="P84" text:outline-level="4">User types: <text:span text:style-name="T34">8</text:span></text:h>
      <text:h text:style-name="P82" text:outline-level="4">Error <text:span text:style-name="T27">(if input is incorrect)</text:span>: <text:span text:style-name="T33">Type a valid command!</text:span></text:h>
      <text:h text:style-name="P60" text:outline-level="3">Void <text:span text:style-name="T34">deletePCB</text:span>(<text:span text:style-name="T34">char* ProcessName, int ProcessClass, int ProcessPriority</text:span>)</text:h>
      <text:p text:style-name="P33">The Delete PCB command will remove a PCB from the appropriate queue and then free all associated memory. This method will need to find the pcb, unlink it from the appropriate queue, and then free it</text:p>
      <text:h text:style-name="P84" text:outline-level="4">User types: <text:s/><text:span text:style-name="T34">deletepcb</text:span></text:h>
      <text:h text:style-name="P84" text:outline-level="4">User types: <text:span text:style-name="T34">9</text:span></text:h>
      <text:h text:style-name="P82" text:outline-level="4"><text:span text:style-name="T33">Error </text:span><text:span text:style-name="T27">(if input is incorrect)</text:span><text:span text:style-name="T33">: Type a valid command!</text:span></text:h>
      <text:h text:style-name="P60" text:outline-level="3">Void <text:span text:style-name="T34">blockPCB</text:span>(<text:span text:style-name="T34">char* </text:span><text:span text:style-name="T35">name</text:span>)</text:h>
      <text:p text:style-name="P34">Finds a PCB sets it’s state to blocked and reinserts it into the appropriate queue</text:p>
      <text:h text:style-name="P84" text:outline-level="4">User types: <text:span text:style-name="T12">block</text:span></text:h>
      <text:h text:style-name="P84" text:outline-level="4">User types: <text:span text:style-name="T35">10</text:span></text:h>
      <text:h text:style-name="P82" text:outline-level="4"><text:span text:style-name="T33">Error </text:span><text:span text:style-name="T27">(if input is incorrect)</text:span><text:span text:style-name="T33">: Type a valid command!</text:span></text:h>
      <text:h text:style-name="P61" text:outline-level="3">Void <text:span text:style-name="T35">unblock</text:span><text:span text:style-name="T34">PCB</text:span>(<text:span text:style-name="T34">char* </text:span><text:span text:style-name="T35">name)</text:span></text:h>
      <text:p text:style-name="P34">Places a PCB in the unblocked state and reinserts it into the appropriate queue</text:p>
      <text:h text:style-name="P85" text:outline-level="4"><text:soft-page-break/>User types: <text:s/><text:span text:style-name="T12">unblock</text:span></text:h>
      <text:h text:style-name="P85" text:outline-level="4">User types: <text:span text:style-name="T35">1</text:span><text:span text:style-name="T36">1</text:span></text:h>
      <text:h text:style-name="P83" text:outline-level="4"><text:span text:style-name="T33">Error </text:span><text:span text:style-name="T27">(if input is incorrect)</text:span><text:span text:style-name="T33">: Type a valid command!</text:span></text:h>
      <text:p text:style-name="P16"/>
      <text:p text:style-name="P9"/>
      <text:p text:style-name="P9"/>
      <text:p text:style-name="P9"/>
      <text:p text:style-name="P9"/>
      <text:p text:style-name="P9"/>
      <text:p text:style-name="P9"/>
      <text:p text:style-name="P10"><text:span text:style-name="T37">Module R</text:span><text:span text:style-name="T38">3</text:span><text:span text:style-name="T37"> Commands</text:span></text:p>
      <text:h text:style-name="P51" text:outline-level="2">File : <text:span text:style-name="T1">R</text:span><text:span text:style-name="T39">3</text:span>.C</text:h>
      <text:h text:style-name="P62" text:outline-level="3">Void <text:span text:style-name="T20">loadr3(</text:span>)</text:h>
      <text:p text:style-name="P35">Loadr3 will load all r3 “processes” into memory in a suspended ready state at any priority of your choosing</text:p>
      <text:h text:style-name="P86" text:outline-level="4">User types: <text:span text:style-name="T40">loadr3</text:span></text:h>
      <text:h text:style-name="P86" text:outline-level="4">Error <text:span text:style-name="T27">(if input is incorrect)</text:span>: <text:span text:style-name="T40">Invalid Command!</text:span></text:h>
      <text:p text:style-name="P43"/>
      <text:p text:style-name="P44">Temporary Command:</text:p>
      <text:p text:style-name="P45">Void yield()</text:p>
      <text:p text:style-name="P40">The yield command will cause commhand to yield to other processes. If any processes are in the ready queue, they will be executed</text:p>
      <text:p text:style-name="P46">User types: yield</text:p>
      <text:p text:style-name="P46">Error(if input is incorrect): Invalid Command!</text:p>
      <text:p text:style-name="P14"/>
      <text:p text:style-name="P7"/>
      <text:p text:style-name="P7"/>
      <text:p text:style-name="P7"/>
      <text:p text:style-name="P7"/>
      <text:p text:style-name="P7"/>
      <text:p text:style-name="P7"/>
      <text:p text:style-name="P7"/>
      <text:p text:style-name="P7">Module R<text:span text:style-name="T41">4</text:span> Commands</text:p>
      <text:h text:style-name="P52" text:outline-level="2">File : <text:span text:style-name="T1">R</text:span><text:span text:style-name="T41">4</text:span>.C</text:h>
      <text:p text:style-name="P47"><text:span text:style-name="T43">s</text:span><text:span text:style-name="T44">ys_call_isr</text:span></text:p>
      <text:p text:style-name="P39">System call interrupt handler. Pushes all the x86 registers. Written in Assembly.</text:p>
      <text:h text:style-name="P87" text:outline-level="4">User types: <text:span text:style-name="T16">N/A</text:span></text:h>
      <text:h text:style-name="P88" text:outline-level="4"><text:span text:style-name="T45">Error </text:span><text:span text:style-name="T46">(if input is incorrect)</text:span><text:span text:style-name="T45">: </text:span><text:span text:style-name="T25">N/A</text:span></text:h>
      <text:h text:style-name="P70" text:outline-level="3"><text:span text:style-name="T22">void</text:span><text:span text:style-name="T21"> </text:span><text:span text:style-name="T23">c</text:span><text:span text:style-name="T22">reateAlarm</text:span><text:span text:style-name="T21">(</text:span><text:span text:style-name="T23">char </text:span><text:span text:style-name="T22">alarmName[60], int alarmTime[3]</text:span><text:span text:style-name="T21">)</text:span></text:h>
      <text:p text:style-name="P103">Function is used to <text:span text:style-name="T53">create an alarm</text:span></text:p>
      <text:h text:style-name="P98" text:outline-level="4">User types: <text:span text:style-name="T17">c</text:span><text:span text:style-name="T18">reatealarm</text:span></text:h>
      <text:h text:style-name="P98" text:outline-level="4">User types: <text:span text:style-name="T53">9</text:span></text:h>
      <text:h text:style-name="P97" text:outline-level="4">Error <text:span text:style-name="T27">(if input is incorrect)</text:span>: <text:span text:style-name="T33">Type a valid command!</text:span></text:h>
      <text:h text:style-name="P68" text:outline-level="3"><text:span text:style-name="T53">void</text:span> <text:span text:style-name="T53">checkAlarms</text:span>()</text:h>
      <text:p text:style-name="P103">Function is used to <text:span text:style-name="T53">check the alarm’s time</text:span></text:p>
      <text:h text:style-name="P98" text:outline-level="4">User types: <text:span text:style-name="T18">checkalarm</text:span></text:h>
      <text:h text:style-name="P98" text:outline-level="4">User types: <text:span text:style-name="T49">1</text:span><text:span text:style-name="T54">0</text:span></text:h>
      <text:h text:style-name="P94" text:outline-level="4"><text:span text:style-name="T47">Error </text:span><text:span text:style-name="T46">(if input is incorrect)</text:span><text:span text:style-name="T47">: Type a valid command!</text:span></text:h>
      <text:h text:style-name="P71" text:outline-level="3"><text:span text:style-name="T24">Void removeAlarm</text:span><text:span text:style-name="T21">(</text:span><text:span text:style-name="T24">alarm* current</text:span><text:span text:style-name="T21">)</text:span></text:h>
      <text:p text:style-name="P104">Function is used to <text:span text:style-name="T54">remove alarm</text:span></text:p>
      <text:h text:style-name="P99" text:outline-level="4">User types: <text:span text:style-name="T19">removealarm</text:span></text:h>
      <text:h text:style-name="P95" text:outline-level="4"><text:span text:style-name="T47">Error </text:span><text:span text:style-name="T46">(if input is incorrect)</text:span><text:span text:style-name="T47">: Type a valid command!</text:span></text:h>
      <text:h text:style-name="P71" text:outline-level="3"><text:span text:style-name="T24">Void insertAlarm</text:span><text:span text:style-name="T21">(</text:span><text:span text:style-name="T24">alarm* alarmName</text:span><text:span text:style-name="T21">)</text:span></text:h>
      <text:p text:style-name="P104">Function is used to <text:span text:style-name="T54">insert Alarm into the queue</text:span></text:p>
      <text:h text:style-name="P99" text:outline-level="4"><text:soft-page-break/>User types: <text:span text:style-name="T19">insertalarm</text:span></text:h>
      <text:h text:style-name="P95" text:outline-level="4"><text:span text:style-name="T47">Error </text:span><text:span text:style-name="T46">(if input is incorrect)</text:span><text:span text:style-name="T47">: Type a valid command!</text:span></text:h>
      <text:h text:style-name="P71" text:outline-level="3"><text:span text:style-name="T24">void</text:span><text:span text:style-name="T21"> </text:span><text:span text:style-name="T24">infinite</text:span><text:span text:style-name="T21">()</text:span></text:h>
      <text:p text:style-name="P104">Function is used to <text:span text:style-name="T54">calls sys_req idle forever</text:span></text:p>
      <text:h text:style-name="P99" text:outline-level="4">User types: <text:span text:style-name="T19">infinite</text:span></text:h>
      <text:h text:style-name="P99" text:outline-level="4"><text:span text:style-name="T19">User types: 8</text:span></text:h>
      <text:h text:style-name="P95" text:outline-level="4"><text:span text:style-name="T47">Error </text:span><text:span text:style-name="T46">(if input is incorrect)</text:span><text:span text:style-name="T47">: Type a valid command!</text:span></text:h>
      <text:p text:style-name="P15"/>
      <text:p text:style-name="P8"/>
      <text:p text:style-name="P8"/>
      <text:p text:style-name="P8"/>
      <text:p text:style-name="P8"/>
      <text:p text:style-name="P8"/>
      <text:p text:style-name="P8"/>
      <text:p text:style-name="P8"/>
      <text:p text:style-name="P8"/>
      <text:p text:style-name="P8">Module R<text:span text:style-name="T48">5</text:span> Commands</text:p>
      <text:h text:style-name="P53" text:outline-level="2">File : <text:span text:style-name="T1">R</text:span><text:span text:style-name="T51">5</text:span>.C</text:h>
      <text:h text:style-name="P69" text:outline-level="3">Temporary Commands</text:h>
      <text:h text:style-name="P63" text:outline-level="3"><text:span text:style-name="T48">int init_heap</text:span>(<text:span text:style-name="T48">int size</text:span>)</text:h>
      <text:p text:style-name="P36">This function will be used to allocate all the memory available for the MPX.</text:p>
      <text:h text:style-name="P90" text:outline-level="4">User types: <text:span text:style-name="T13">initheap</text:span></text:h>
      <text:h text:style-name="P90" text:outline-level="4">User types: <text:span text:style-name="T48">12</text:span></text:h>
      <text:h text:style-name="P81" text:outline-level="4">Error <text:span text:style-name="T27">(if input is incorrect)</text:span>: <text:span text:style-name="T33">Type a valid command!</text:span></text:h>
      <text:h text:style-name="P64" text:outline-level="3">U32int allocated_mem(u32int bytes_of_mem)</text:h>
      <text:p text:style-name="P37">This function will be used to allocate memory from the heap</text:p>
      <text:h text:style-name="P90" text:outline-level="4">User types: <text:span text:style-name="T14">allocatememory</text:span></text:h>
      <text:h text:style-name="P90" text:outline-level="4">User types: <text:span text:style-name="T49">13</text:span></text:h>
      <text:h text:style-name="P90" text:outline-level="4">Error <text:span text:style-name="T27">(if input is incorrect)</text:span>: <text:span text:style-name="T33">Type a valid command!</text:span></text:h>
      <text:h text:style-name="P65" text:outline-level="3">Int free_mem(u32int address)</text:h>
      <text:p text:style-name="P37">This procedure will be used to free a particular block of memory that was previously allocated</text:p>
      <text:h text:style-name="P90" text:outline-level="4">User types: <text:span text:style-name="T14">freememory</text:span></text:h>
      <text:h text:style-name="P90" text:outline-level="4">User types: <text:span text:style-name="T49">14</text:span></text:h>
      <text:h text:style-name="Heading_20_4" text:outline-level="4">Error <text:span text:style-name="T27">(if input is incorrect)</text:span>: <text:span text:style-name="T33">Type a valid command!</text:span></text:h>
      <text:h text:style-name="P65" text:outline-level="3">Int IsEmpty()</text:h>
      <text:p text:style-name="P37">This will be a function that will return true or false based on whether the heap is empty, or put more simply, contains ONLY free memory.</text:p>
      <text:h text:style-name="P91" text:outline-level="4">User types: <text:span text:style-name="T14">isempty</text:span></text:h>
      <text:h text:style-name="P91" text:outline-level="4">User types: <text:span text:style-name="T49">15</text:span></text:h>
      <text:h text:style-name="P91" text:outline-level="4">Error <text:span text:style-name="T27">(if input is incorrect)</text:span>: <text:span text:style-name="T33">Type a valid command!</text:span></text:h>
      <text:h text:style-name="P72" text:outline-level="3"><text:span text:style-name="T21">Permanent</text:span><text:span text:style-name="T48"> Commands</text:span></text:h>
      <text:h text:style-name="P65" text:outline-level="3"><text:span text:style-name="T49">V</text:span>oid show_free_mem()</text:h>
      <text:p text:style-name="P38">Displaying the free memory</text:p>
      <text:h text:style-name="P91" text:outline-level="4">User types: <text:span text:style-name="T15">showfreememory</text:span></text:h>
      <text:h text:style-name="P91" text:outline-level="4">User types: <text:span text:style-name="T49">1</text:span><text:span text:style-name="T50">6</text:span></text:h>
      <text:h text:style-name="P91" text:outline-level="4">Error <text:span text:style-name="T27">(if input is incorrect)</text:span>: <text:span text:style-name="T33">Type a valid command!</text:span></text:h>
      <text:h text:style-name="P66" text:outline-level="3">Void show_<text:span text:style-name="T50">allocated</text:span>_mem()</text:h>
      <text:p text:style-name="P38">Displaying the free memory</text:p>
      <text:h text:style-name="P92" text:outline-level="4">User types: <text:span text:style-name="T15">showallocatedmemory</text:span></text:h>
      <text:h text:style-name="P92" text:outline-level="4">User types: <text:span text:style-name="T49">1</text:span><text:span text:style-name="T50">7</text:span></text:h>
      <text:h text:style-name="P92" text:outline-level="4">Error <text:span text:style-name="T27">(if input is incorrect)</text:span>: <text:span text:style-name="T33">Type a valid command!</text:span></text:h>
      <text:p text:style-name="P100"/>
      <text:p text:style-name="P101"/>
      <text:p text:style-name="P101"/>
      <text:p text:style-name="P101"/>
      <text:p text:style-name="P101"/>
      <text:p text:style-name="P101"/>
      <text:p text:style-name="P101"/>
      <text:p text:style-name="P101">Module R<text:span text:style-name="T51">6</text:span> Commands</text:p>
      <text:h text:style-name="P53" text:outline-level="2">File : <text:span text:style-name="T1">R</text:span><text:span text:style-name="T51">6</text:span>.C</text:h>
      <text:h text:style-name="P67" text:outline-level="3"><text:span text:style-name="T52">int</text:span> <text:span text:style-name="T52">com</text:span>_<text:span text:style-name="T52">write</text:span>(<text:span text:style-name="T52">char* buf_p, int* count_p</text:span>)</text:h>
      <text:p text:style-name="P102">Function is used to initiate the transfer of a block of data to the serial port</text:p>
      <text:h text:style-name="P96" text:outline-level="4">User types: <text:span text:style-name="T17">comwrite</text:span></text:h>
      <text:h text:style-name="P93" text:outline-level="4"><text:span text:style-name="T42">Error </text:span><text:span text:style-name="T46">(if input is incorrect)</text:span><text:span text:style-name="T42">: </text:span><text:span text:style-name="T47">Type a valid command!</text:span></text:h>
      <text:h text:style-name="P67" text:outline-level="3"><text:span text:style-name="T52">Int com</text:span>_<text:span text:style-name="T52">read</text:span>(<text:span text:style-name="T52">char *buf_p, int *count_p</text:span>)</text:h>
      <text:p text:style-name="P105">Function obtains input characters and loads them into the requestor’s buffer</text:p>
      <text:h text:style-name="P96" text:outline-level="4">User types: <text:span text:style-name="T18">comread</text:span></text:h>
      <text:h text:style-name="P89" text:outline-level="4"><text:span text:style-name="T47">Error </text:span><text:span text:style-name="T46">(if input is incorrect)</text:span><text:span text:style-name="T47">: Type a valid command!</text:span></text:h>
      <text:p text:style-name="P1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1T10:18:21.889180499</meta:creation-date>
    <meta:generator>LibreOffice/6.4.7.2$Linux_X86_64 LibreOffice_project/40$Build-2</meta:generator>
    <meta:editing-duration>PT59M39S</meta:editing-duration>
    <meta:editing-cycles>13</meta:editing-cycles>
    <dc:date>2021-12-08T21:57:18.989141170</dc:date>
    <meta:document-statistic meta:table-count="0" meta:image-count="0" meta:object-count="0" meta:page-count="20" meta:paragraph-count="189" meta:word-count="1459" meta:character-count="8619" meta:non-whitespace-character-count="7339"/>
  </office:meta>
</office:document-meta>
</file>